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5a7ea" officeooo:paragraph-rsid="0015a7ea"/>
    </style:style>
    <style:style style:name="P2" style:family="paragraph" style:parent-style-name="Preformatted_20_Text">
      <style:text-properties officeooo:rsid="0016abe2" officeooo:paragraph-rsid="0016abe2"/>
    </style:style>
    <style:style style:name="P3" style:family="paragraph" style:parent-style-name="Preformatted_20_Text">
      <style:text-properties officeooo:rsid="0018aa15" officeooo:paragraph-rsid="0018aa15"/>
    </style:style>
    <style:style style:name="P4" style:family="paragraph" style:parent-style-name="Preformatted_20_Text">
      <style:text-properties style:text-underline-style="solid" style:text-underline-width="auto" style:text-underline-color="font-color" fo:font-weight="bold" officeooo:rsid="0015a7ea" officeooo:paragraph-rsid="0015a7e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18aa15" officeooo:paragraph-rsid="0018aa15" style:font-weight-asian="bold" style:font-weight-complex="bold"/>
    </style:style>
    <style:style style:name="P6" style:family="paragraph" style:parent-style-name="Preformatted_20_Text">
      <style:text-properties officeooo:rsid="001a78cd" officeooo:paragraph-rsid="001a78cd"/>
    </style:style>
    <style:style style:name="T1" style:family="text">
      <style:text-properties officeooo:rsid="0016abe2"/>
    </style:style>
    <style:style style:name="T2" style:family="text">
      <style:text-properties officeooo:rsid="001a78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ymbol tables:</text:p>
      <text:p text:style-name="P1"/>
      <text:p text:style-name="P1">The purpose of a symbol table is to associate a value with a key in order to insert key-value pairs which can be searched for with the key.</text:p>
      <text:p text:style-name="P1"/>
      <text:p text:style-name="P1">To do this we need to define an underlying data structure and specift algorithms for insert (put), seach (get) and other operations that create and manipulate the data structure.</text:p>
      <text:p text:style-name="P1"/>
      <text:p text:style-name="P1">Example in a dictionary, key = word, value = definition of the word.</text:p>
      <text:p text:style-name="P1"/>
      <text:p text:style-name="P4">API of symbol tables:</text:p>
      <text:p text:style-name="P1"/>
      <text:p text:style-name="P1">It’s an abstract data type.</text:p>
      <text:p text:style-name="P1"/>
      <text:p text:style-name="P1">Using generics we can have the same API for different types of items. </text:p>
      <text:p text:style-name="P1"/>
      <text:p text:style-name="P1">Keys and values have separate roles.</text:p>
      <text:p text:style-name="P1"/>
      <text:p text:style-name="P1">Ony one value is associated with each key.</text:p>
      <text:p text:style-name="P1"/>
      <text:p text:style-name="P1">If a client puts in a key-value pair into a table where the key already exists the value gets replaced by the new value.</text:p>
      <text:p text:style-name="P1"/>
      <text:p text:style-name="P1">Symbol tables are like an array where keys ar indices and values are elements.</text:p>
      <text:p text:style-name="P1"/>
      <text:p text:style-name="P1">Keys may not be null and no key can be associated with a null value. This is helpful for get and put. Where if a key does not exist it get returns null and to <text:span text:style-name="T1">lazy</text:span> delete an object put can be called with null as value to delete.</text:p>
      <text:p text:style-name="P1"/>
      <text:p text:style-name="P2">To ensure no key is associated with a value null</text:p>
      <text:p text:style-name="P2">if(value == null) {delete(key); return;}</text:p>
      <text:p text:style-name="P2"/>
      <text:p text:style-name="P2">In all symbol-table API these methods are included:</text:p>
      <text:p text:style-name="P2">{</text:p>
      <text:p text:style-name="P2">void delete(Key key) put(key, null);</text:p>
      <text:p text:style-name="P2"/>
      <text:p text:style-name="P2">boolean contains(key) return get(key) != null;</text:p>
      <text:p text:style-name="P2"/>
      <text:p text:style-name="P2">boolean isEmpty() return size() == 0;</text:p>
      <text:p text:style-name="P2">}</text:p>
      <text:p text:style-name="P2"/>
      <text:p text:style-name="P3">For symbol table iteration we specify a keys() method that returns an Iterable&lt;Key&gt; object. This allows the client to iterate through a specified subset of keys in the table.</text:p>
      <text:p text:style-name="P3"/>
      <text:p text:style-name="P3">To determine if two keys are equal we can use the java built in equals() method which works for Integer, Double, String, File and URL. For own types we need to override equals(), we can use the book implementation of equals() page 103 as a template. Make sure Key types are immutable because of consistency.</text:p>
      <text:p text:style-name="P3"/>
      <text:p text:style-name="P3"/>
      <text:p text:style-name="P3"/>
      <text:p text:style-name="P3"/>
      <text:p text:style-name="P3"/>
      <text:p text:style-name="P3"/>
      <text:p text:style-name="P3"/>
      <text:p text:style-name="P3"/>
      <text:p text:style-name="P3"/>
      <text:p text:style-name="P5"><text:soft-page-break/>Ordered symbol tables:</text:p>
      <text:p text:style-name="P3"/>
      <text:p text:style-name="P3">Typically keys are Comparable objects. Which means we can use a.compareTo(b) to compare two keys a and b. Comparable imples an order among keys for efficient implementations of put() and get() operations. In such implementations it is important to keep the keys in order and consider <text:span text:style-name="T2">an expanded API that defines operations involcing the relative key order.</text:span></text:p>
      <text:p text:style-name="P3"/>
      <text:p text:style-name="P6">For for example keys are times of the day you might be interested in knowing the earliest or latest time or the times (keys) between two given times (ke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4T19:31:15.001535594</dc:date>
    <meta:editing-duration>PT14M48S</meta:editing-duration>
    <meta:editing-cycles>1</meta:editing-cycles>
    <meta:document-statistic meta:table-count="0" meta:image-count="0" meta:object-count="0" meta:page-count="2" meta:paragraph-count="25" meta:word-count="410" meta:character-count="2296" meta:non-whitespace-character-count="1910"/>
    <meta:generator>LibreOffice/6.2.8.2$Linux_X86_64 LibreOffice_project/20$Build-2</meta:generator>
  </office:meta>
</office:document-meta>
</file>